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6F3000005372CC66281.jpg"/>
  <manifest:file-entry manifest:media-type="image/jpeg" manifest:full-path="Pictures/10000000000006F300000537209BB9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family="Mathematica1" style:font-style-name="Regular" style:font-charset="x-symbol" fo:font-size="26pt" fo:font-weight="bold" style:font-family-asian="Mathematica1" style:font-style-name-asian="Regular" style:font-charset-asian="x-symbol" style:font-size-asian="26pt" style:font-weight-asian="bold" style:font-family-complex="Mathematica1" style:font-style-name-complex="Regular" style:font-charset-complex="x-symbol" style:font-size-complex="26pt" style:font-weight-complex="bold"/>
    </style:style>
    <style:style style:name="T2" style:family="text">
      <style:text-properties style:text-position="sub 58%" fo:font-family="Mathematica1" style:font-style-name="Regular" style:font-charset="x-symbol" fo:font-size="26pt" fo:font-weight="bold" style:font-family-asian="Mathematica1" style:font-style-name-asian="Regular" style:font-charset-asian="x-symbol" style:font-size-asian="26pt" style:font-weight-asian="bold" style:font-family-complex="Mathematica1" style:font-style-name-complex="Regular" style:font-charset-complex="x-symbol" style:font-size-complex="26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715cm" svg:height="3.785cm" svg:x="0.439cm" svg:y="0.931cm">
            <draw:image xlink:href="Pictures/10000000000006F300000537209BB9B4.jpg" xlink:type="simple" xlink:show="embed" xlink:actuate="onLoad">
              <text:p/>
            </draw:image>
          </draw:frame>
          <draw:frame draw:style-name="gr1" draw:text-style-name="P1" draw:layer="layout" svg:width="5.538cm" svg:height="3.759cm" svg:x="9.131cm" svg:y="0.957cm">
            <draw:image xlink:href="Pictures/10000000000006F3000005372CC66281.jpg" xlink:type="simple" xlink:show="embed" xlink:actuate="onLoad">
              <text:p/>
            </draw:image>
          </draw:frame>
          <draw:frame draw:style-name="gr2" draw:text-style-name="P2" draw:layer="layout" svg:width="1.349cm" svg:height="1.603cm" svg:x="2.579cm" svg:y="5.085cm">
            <draw:text-box>
              <text:p text:style-name="P2"><text:span text:style-name="T1">α</text:span><text:span text:style-name="T2">1</text:span></text:p>
            </draw:text-box>
          </draw:frame>
          <draw:frame draw:style-name="gr2" draw:text-style-name="P2" draw:layer="layout" svg:width="1.349cm" svg:height="1.603cm" svg:x="11.28cm" svg:y="5.086cm">
            <draw:text-box>
              <text:p text:style-name="P2"><text:span text:style-name="T1">α</text:span><text:span text:style-name="T2">2</text:span></text:p>
            </draw:text-box>
          </draw:frame>
          <draw:frame draw:style-name="gr2" draw:text-style-name="P3" draw:layer="layout" svg:width="1.328cm" svg:height="1.352cm" svg:x="16.014cm" svg:y="2.811cm">
            <draw:text-box>
              <text:p text:style-name="P3"><text:span text:style-name="T3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rome Maye</meta:initial-creator>
    <meta:creation-date>2011-05-10T10:44:34</meta:creation-date>
    <dc:date>2011-05-10T10:54:23</dc:date>
    <dc:creator>Jerome Maye</dc:creator>
    <meta:editing-duration>PT9M50S</meta:editing-duration>
    <meta:editing-cycles>2</meta:editing-cycles>
    <meta:generator>LibreOffice/3.3$Unix LibreOffice_project/330m19$Build-202</meta:generator>
    <meta:document-statistic meta:object-count="6"/>
  </office:meta>
</office:document-meta>
</file>